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1666in" fo:margin-bottom="0.1666in" fo:line-height="100%"/>
    </style:style>
    <style:style style:name="T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3" style:parent-style-name="Normal" style:family="paragraph">
      <style:paragraph-properties fo:margin-top="0.1666in" fo:margin-bottom="0.1666in" fo:line-height="100%"/>
    </style:style>
    <style:style style:name="T4"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P5" style:parent-style-name="Normal" style:family="paragraph">
      <style:paragraph-properties fo:margin-top="0.1666in" fo:margin-bottom="0.1666in" fo:line-height="100%"/>
    </style:style>
    <style:style style:name="T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 style:parent-style-name="Normal" style:family="paragraph">
      <style:paragraph-properties fo:margin-top="0.1666in" fo:margin-bottom="0.1666in" fo:line-height="100%"/>
    </style:style>
    <style:style style:name="T8"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P9" style:parent-style-name="Normal" style:family="paragraph">
      <style:paragraph-properties fo:margin-top="0.1666in" fo:margin-bottom="0.1666in" fo:line-height="100%"/>
    </style:style>
    <style:style style:name="T10"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1" style:parent-style-name="Normal" style:family="paragraph">
      <style:paragraph-properties fo:margin-top="0.1666in" fo:margin-bottom="0.1666in" fo:line-height="100%"/>
    </style:style>
    <style:style style:name="T1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3" style:parent-style-name="Normal" style:family="paragraph">
      <style:paragraph-properties fo:margin-top="0.1666in" fo:margin-bottom="0.1666in" fo:line-height="100%"/>
    </style:style>
    <style:style style:name="T14"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5" style:parent-style-name="Normal" style:family="paragraph">
      <style:paragraph-properties fo:margin-top="0.1666in" fo:margin-bottom="0.1666in" fo:line-height="100%"/>
    </style:style>
    <style:style style:name="T1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7" style:parent-style-name="Normal" style:family="paragraph">
      <style:paragraph-properties fo:margin-top="0.1666in" fo:margin-bottom="0.1666in" fo:line-height="100%"/>
    </style:style>
    <style:style style:name="T18"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19" style:parent-style-name="Normal" style:family="paragraph">
      <style:paragraph-properties fo:margin-top="0.1666in" fo:margin-bottom="0.1666in" fo:line-height="100%"/>
    </style:style>
    <style:style style:name="T20"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P21" style:parent-style-name="Normal" style:family="paragraph">
      <style:paragraph-properties fo:margin-top="0.1666in" fo:margin-bottom="0.1666in" fo:line-height="100%"/>
    </style:style>
    <style:style style:name="T2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23" style:parent-style-name="Normal" style:family="paragraph">
      <style:paragraph-properties fo:margin-top="0.1666in" fo:margin-bottom="0.1666in" fo:line-height="100%"/>
    </style:style>
    <style:style style:name="T24"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25" style:parent-style-name="Normal" style:family="paragraph">
      <style:paragraph-properties fo:margin-top="0.1666in" fo:margin-bottom="0.1666in" fo:line-height="100%"/>
    </style:style>
    <style:style style:name="T2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27" style:parent-style-name="Normal" style:family="paragraph">
      <style:paragraph-properties fo:margin-top="0.1666in" fo:margin-bottom="0.1666in" fo:line-height="100%"/>
    </style:style>
    <style:style style:name="T28"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29" style:parent-style-name="Normal" style:family="paragraph">
      <style:paragraph-properties fo:margin-top="0.1666in" fo:margin-bottom="0.1666in" fo:line-height="100%"/>
    </style:style>
    <style:style style:name="T30"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31" style:parent-style-name="Normal" style:family="paragraph">
      <style:paragraph-properties fo:margin-top="0.1666in" fo:margin-bottom="0.1666in" fo:line-height="100%"/>
    </style:style>
    <style:style style:name="T3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33" style:parent-style-name="Normal" style:family="paragraph">
      <style:paragraph-properties fo:margin-top="0.1666in" fo:margin-bottom="0.1666in" fo:line-height="100%"/>
    </style:style>
    <style:style style:name="T34"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P35" style:parent-style-name="Normal" style:family="paragraph">
      <style:paragraph-properties fo:margin-top="0.1666in" fo:margin-bottom="0.1666in" fo:line-height="100%"/>
    </style:style>
    <style:style style:name="T3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3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nb" style:country-asian="NO"/>
    </style:style>
    <style:style style:name="P38" style:parent-style-name="Normal" style:family="paragraph">
      <style:paragraph-properties fo:margin-top="0.1666in" fo:margin-bottom="0.1666in" fo:line-height="100%"/>
    </style:style>
    <style:style style:name="T3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40" style:parent-style-name="Normal" style:family="paragraph">
      <style:paragraph-properties fo:margin-top="0.1666in" fo:margin-bottom="0.1666in" fo:line-height="100%"/>
    </style:style>
    <style:style style:name="T41"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42" style:parent-style-name="Normal" style:family="paragraph">
      <style:paragraph-properties fo:margin-top="0.1666in" fo:margin-bottom="0.1666in" fo:line-height="100%"/>
    </style:style>
    <style:style style:name="T43"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44" style:parent-style-name="Normal" style:family="paragraph">
      <style:paragraph-properties fo:margin-top="0.1666in" fo:margin-bottom="0.1666in" fo:line-height="100%"/>
    </style:style>
    <style:style style:name="T45"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46" style:parent-style-name="Normal" style:family="paragraph">
      <style:paragraph-properties fo:margin-top="0.1666in" fo:margin-bottom="0.1666in" fo:line-height="100%"/>
    </style:style>
    <style:style style:name="T47"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48" style:parent-style-name="Normal" style:family="paragraph">
      <style:paragraph-properties fo:margin-top="0.1666in" fo:margin-bottom="0.1666in" fo:line-height="100%"/>
    </style:style>
    <style:style style:name="T4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50" style:parent-style-name="Normal" style:family="paragraph">
      <style:paragraph-properties fo:margin-top="0.1666in" fo:margin-bottom="0.1666in" fo:line-height="100%"/>
    </style:style>
    <style:style style:name="T51"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52" style:parent-style-name="Normal" style:family="paragraph">
      <style:paragraph-properties fo:margin-top="0.1666in" fo:margin-bottom="0.1666in" fo:line-height="100%"/>
    </style:style>
    <style:style style:name="T53"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54" style:parent-style-name="Normal" style:family="paragraph">
      <style:paragraph-properties fo:margin-top="0.1666in" fo:margin-bottom="0.1666in" fo:line-height="100%"/>
    </style:style>
    <style:style style:name="T55"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56" style:parent-style-name="Normal" style:family="paragraph">
      <style:paragraph-properties fo:margin-top="0.1666in" fo:margin-bottom="0.1666in" fo:line-height="100%"/>
    </style:style>
    <style:style style:name="T57"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58" style:parent-style-name="Normal" style:family="paragraph">
      <style:paragraph-properties fo:margin-top="0.1666in" fo:margin-bottom="0.1666in" fo:line-height="100%"/>
    </style:style>
    <style:style style:name="T5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0" style:parent-style-name="Normal" style:family="paragraph">
      <style:paragraph-properties fo:margin-top="0.1666in" fo:margin-bottom="0.1666in" fo:line-height="100%"/>
    </style:style>
    <style:style style:name="T61"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2" style:parent-style-name="Normal" style:family="paragraph">
      <style:paragraph-properties fo:margin-top="0.1666in" fo:margin-bottom="0.1666in" fo:line-height="100%"/>
    </style:style>
    <style:style style:name="T63"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4" style:parent-style-name="Normal" style:family="paragraph">
      <style:paragraph-properties fo:margin-top="0.1666in" fo:margin-bottom="0.1666in" fo:line-height="100%"/>
    </style:style>
    <style:style style:name="T65"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6" style:parent-style-name="Normal" style:family="paragraph">
      <style:paragraph-properties fo:margin-top="0.1666in" fo:margin-bottom="0.1666in" fo:line-height="100%"/>
    </style:style>
    <style:style style:name="T67"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68" style:parent-style-name="Normal" style:family="paragraph">
      <style:paragraph-properties fo:margin-top="0.1666in" fo:margin-bottom="0.1666in" fo:line-height="100%"/>
    </style:style>
    <style:style style:name="T6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0" style:parent-style-name="Normal" style:family="paragraph">
      <style:paragraph-properties fo:margin-top="0.1666in" fo:margin-bottom="0.1666in" fo:line-height="100%"/>
    </style:style>
    <style:style style:name="T71"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2" style:parent-style-name="Normal" style:family="paragraph">
      <style:paragraph-properties fo:margin-top="0.1666in" fo:margin-bottom="0.1666in" fo:line-height="100%"/>
    </style:style>
    <style:style style:name="T73"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4" style:parent-style-name="Normal" style:family="paragraph">
      <style:paragraph-properties fo:margin-top="0.1666in" fo:margin-bottom="0.1666in" fo:line-height="100%"/>
    </style:style>
    <style:style style:name="T75"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76"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nb" style:country-asian="NO"/>
    </style:style>
    <style:style style:name="P77" style:parent-style-name="Normal" style:family="paragraph">
      <style:paragraph-properties fo:margin-top="0.1666in" fo:margin-bottom="0.1666in" fo:line-height="100%"/>
    </style:style>
    <style:style style:name="T78" style:parent-style-name="Standardskriftforavsnit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nb" style:country-asian="NO"/>
    </style:style>
    <style:style style:name="P79" style:parent-style-name="Normal" style:family="paragraph">
      <style:paragraph-properties fo:margin-top="0.1666in" fo:margin-bottom="0.1666in" fo:line-height="100%"/>
    </style:style>
    <style:style style:name="T80"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81" style:parent-style-name="Normal" style:family="paragraph">
      <style:paragraph-properties fo:margin-top="0.1666in" fo:margin-bottom="0.1666in" fo:line-height="100%"/>
    </style:style>
    <style:style style:name="T8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83" style:parent-style-name="Normal" style:family="paragraph">
      <style:paragraph-properties fo:margin-top="0.1666in" fo:margin-bottom="0.1666in" fo:line-height="100%"/>
    </style:style>
    <style:style style:name="T84"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85"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nb" style:country-asian="NO"/>
    </style:style>
    <style:style style:name="P86" style:parent-style-name="Normal" style:family="paragraph">
      <style:paragraph-properties fo:margin-top="0.1666in" fo:margin-bottom="0.1666in" fo:line-height="100%"/>
    </style:style>
    <style:style style:name="T87"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88" style:parent-style-name="Normal" style:family="paragraph">
      <style:paragraph-properties fo:margin-top="0.1666in" fo:margin-bottom="0.1666in" fo:line-height="100%"/>
    </style:style>
    <style:style style:name="T8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90" style:parent-style-name="Normal" style:family="paragraph">
      <style:paragraph-properties fo:margin-top="0.1666in" fo:margin-bottom="0.1666in" fo:line-height="100%"/>
    </style:style>
    <style:style style:name="T91"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92"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93" style:parent-style-name="Normal" style:family="paragraph">
      <style:paragraph-properties fo:margin-top="0.1666in" fo:margin-bottom="0.1666in" fo:line-height="100%"/>
    </style:style>
    <style:style style:name="T94"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P95" style:parent-style-name="Normal" style:family="paragraph">
      <style:paragraph-properties fo:margin-top="0.1666in" fo:margin-bottom="0.1666in" fo:line-height="100%" fo:text-indent="-0.25in"/>
    </style:style>
    <style:style style:name="T96"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style:style style:name="T97" style:parent-style-name="Standardskriftforavsnitt" style:family="text">
      <style:text-properties style:font-name="Arial" style:font-name-asian="Times New Roman" style:font-name-complex="Arial" fo:color="#000000" fo:font-size="7pt" style:font-size-asian="7pt" style:font-size-complex="7pt" style:language-asian="nb" style:country-asian="NO"/>
    </style:style>
    <style:style style:name="T98" style:parent-style-name="Standardskriftforavsnitt" style:family="text">
      <style:text-properties style:font-name="Arial" style:font-name-asian="Times New Roman" style:font-name-complex="Arial" fo:color="#000000" fo:font-size="7pt" style:font-size-asian="7pt" style:font-size-complex="7pt" style:language-asian="nb" style:country-asian="NO"/>
    </style:style>
    <style:style style:name="T99" style:parent-style-name="Standardskriftforavsnitt" style:family="text">
      <style:text-properties style:font-name="Arial" style:font-name-asian="Times New Roman" style:font-name-complex="Arial" fo:color="#000000" fo:font-size="12pt" style:font-size-asian="12pt" style:font-size-complex="12pt" style:language-asian="nb" style:country-asian="NO"/>
    </style:style>
  </office:automatic-styles>
  <office:body>
    <office:text text:use-soft-page-breaks="true">
      <text:p text:style-name="P1"><text:span text:style-name="T2">Deividas:</text:span></text:p>
      <text:p text:style-name="P3"><text:span text:style-name="T4">Flatjordsteori:</text:span></text:p>
      <text:p text:style-name="P5"><text:span text:style-name="T6">Flat jord-teori er en hypotese som sier at jorden er flat. Flat jords-teorien har blitt ansett for å være sann av de fleste mennesker i mange gamle kulturer. Men med tiden, med utvikling av samfunnet og vitenskap, viste det seg at flatjordsteorien er feil. Men med rask vekst av internettet og sosiale medier, vokste det nummeret av konspirasjons teorier og pseudovitenskapelige hypoteser. Også kom flat jord-teori tilbake som en pseudovitenskap. Men hvorfor kalles det ikke for ekte vitenskap?</text:span></text:p>
      <text:p text:style-name="P7"><text:span text:style-name="T8">1.2 Forskjellige forståelser av vitenskap:</text:span></text:p>
      <text:p text:style-name="P9"><text:span text:style-name="T10">For å svare på spørsmålet, må vi først vite hva vitenskapen egentlig er og kan være. Vitenskapen kan ha forskjellige meninger for forskjellige folk. Knut Erik Tranøy definerte vitenskapens meningene som «systematisk og sosialt organisert a) søken etter, b) ervervelse og produksjon av, og c) forvaltning og kommunikasjon av kunnskap og innsikt». Noen av disse forståelser av vitenskapen er:</text:span></text:p>
      <text:p text:style-name="P11"><text:span text:style-name="T12">1.Vitenskapens sosiale organisering, da snakker man om institusjonene vitenskapelig arbeid er organisert i. Som for eksempel ekspertgrupper, universiteter, konferanser, osv.</text:span></text:p>
      <text:p text:style-name="P13"><text:span text:style-name="T14">2.Vitenskap som aktiviteter rettet mot ervervelse og produksjon av kunnskap, da snakker man om vitenskap som en karakteristikk for hva vitenskapsfolk gjør. Som for eksempel gjennomføre eksperimenter, skrive rapporter, osv.</text:span></text:p>
      <text:p text:style-name="P15"><text:span text:style-name="T16">3.Vitenskap som bestemte innsikter eller en kunnskapsbase, da snakker man om resultatene av aktivitetene. Som for eksempel når folk refererer til vitenskapelige funn (når folk sier «ifølge vitenskapen …»).</text:span></text:p>
      <text:p text:style-name="P17"><text:span text:style-name="T18">Når man snakker om vitenskapen med folk, kan det fort bli kaos hvis man snakker om en annen definisjon av vitenskap enn den andre person. Hvis en som tror på flat jords teori sier at det er en vitenskap, tenker han på vitenskap i det samme måte som du tenker om vitenskap på?</text:span></text:p>
      <text:p text:style-name="P19"><text:span text:style-name="T20">1.4 Hva undersøker vitenskapen:</text:span></text:p>
      <text:p text:style-name="P21"><text:span text:style-name="T22">Folk som tror på pseudovitenskap mener ofte at vitenskapen handler om det som kan observeres, måles, og veies. Men denne meningen er bare halvveis riktig, selv om observasjoner og målbarhet er viktig, vitenskapen handler i stor grad om det som ikke kan observeres. For eksempel det som er for stort eller for lite, det som skjedde før, det som skal eller kan skje, osv.</text:span></text:p>
      <text:p text:style-name="P23"><text:span text:style-name="T24">For å forklare noe, må det først lages en teori/hypotese. Og for å velge en god hypotese er det noen prinsipper:</text:span></text:p>
      <text:p text:style-name="P25"><text:span text:style-name="T26">1. hypotesen må passe med det vi allerede vet</text:span></text:p>
      <text:p text:style-name="P27"><text:span text:style-name="T28">2. hvor mye forklarer hypotesen?</text:span></text:p>
      <text:soft-page-break/>
      <text:p text:style-name="P29"><text:span text:style-name="T30">3. Den enkleste hypotesen er mest sannsynligvis riktig.</text:span></text:p>
      <text:p text:style-name="P31"><text:span text:style-name="T32">Men det er ikke nok å ha en god hypotese, hypotesen må testes. Flatjordsteori er en god hypotese hvis man tenker på disse prinsippene, men kan den testes? Det er mange pseudovitenskaper som stopper på dette steget- de er ikke testbare. Man kan ikke teste ting som falske bilder av jordet som ble laget i et studio av regjeringen, men man kan teste ting som bøyde broer på grunn av rund jordet.</text:span></text:p>
      <text:p text:style-name="P33"><text:span text:style-name="T34">1.5 Vitenskap er vanskelig:</text:span></text:p>
      <text:p text:style-name="P35"><text:span text:style-name="T36">Vitenskap er selvkorrigerende, det vil si vitenskapelige kunnskap endrer seg hele tiden. Med mer ny data er det enklere å teste påstander, og droppe teorier hvis de ikke passer med data.  Pseudovitenskap er det motsatte. Hvis ny data går mot pseudovitenskapelige teori, blir den data sett på som feil. </text:span></text:p>
      <text:p text:style-name="P37"><text:line-break/><text:line-break/></text:p>
      <text:p text:style-name="P38"><text:span text:style-name="T39">Valentin:</text:span></text:p>
      <text:p text:style-name="P40"><text:span text:style-name="T41">I denne oppgaven skal vi forklare litt hva flat earth betyr og står for. Vi skal også komme fram til en konklusjon om flat earth teorien tillfredstiller kravene til god vitenskap. Med tanke på at jordens form er en generel kunnskap, kan vi tidlig observere at flat earth er en konspirasjonsteori. Som går imot den generele forståelsen vår om jorden og universet. Men hva er det flat earth teorien innebærer?</text:span></text:p>
      <text:p text:style-name="P42"><text:span text:style-name="T43">Flat earth fremstiller en ny modell for jordens form og en annerledes forståelse om universet. Ideen om at jorden er flat ble klargjort veldig lagt bak i tid(eks. Aristotle 384-322 BC, som hadde empiristisk bevis). Og begynt å dukke opp igjen rundt 1800-tallet. Siden har teoriens omfang vokst i stor grad, og utviklet seg til en form av bevegelse imot vår forståelse av jorden/universet. Meninger om hvordan modellen til jorden skal se ut, varierer fra person til person innenfor flat earth samfunnet. Noen eksempler på forskjellige syn eller forslag er: At jordens kant er omringet av is som holder havet  eller jordens atmosfære er innkapslet i en stor klode. Forklaringen på natt og dag er at solen går rundt midten(Nordpolen) av jorden. Hva bygges en slik teori på og tellfredstiller den kravene til god vitenskap?</text:span></text:p>
      <text:p text:style-name="P44"><text:span text:style-name="T45">Kort svart på spørsmålet er nei. La os se nærmere på hvorfor. Etter min mening har flat earth samfunnet en dårlig forståelse for hva vitenskap er. Selve teoriens evidens er bygget på dårlige metoder og observasjoner. Mye av informasjon som blir konsumert kommer fra internet. Resultatet er en en lite nøyaktig konklusjon når man prøver å observere fenomenet, som i dette tilfelle er jordens form. Noe annet som leder denne teorien mot en pseudovitenskap er, hvor dogmatisk innstilte mange av medlemmene til falt earth bevegelsen er. Etter deres mening er bevise de har tillstrekelig god nokk for å nå betingelsen deres.  Ofte når møtt med evidens som falsifiserer deres teori blir vi møtt med "ad-hoc-hypoteser". Som er argumenter som hjelper en falsk teori til å bli ikke falsifiserbar. Eksempel på dette er (Finn er eksempel på argument imot og for flat earth og ad-hoc-hypoteser)</text:span></text:p>
      <text:soft-page-break/>
      <text:p text:style-name="P46"><text:span text:style-name="T47">Mange mener grunnen for en lignendes innstilling blandt flat earth samfunnet er deres utdanning. Eller bedre sagt mangel på utdanning. Ut ifra mine observasjoner mener jeg dette ikke er nødvendig sant. Det er definift en del av grunnnen, men sterk mistillit til mynidgheter og instutisjoner har en mye større innspill. Og påstander som "Regjeringen lyver" , "De prøver å dekke sannheten" og "Jeg vet hva som er riktig" er veldig populære blandt flat earth samfunnet.</text:span></text:p>
      <text:p text:style-name="P48"><text:span text:style-name="T49">En annen grunn til dårlig forståelse for vitenskapens definisjon er hva som blir undersøkt, og hvilken metoder blir brukt til å komme fram til evidens. Flat earth teorien søker det som er for langt unna tid og rom til å observeres direkte. Det har et fenomen som de vil observere og finne evidens til. Det er mange hypoteser med forskjellige prediksjoner  som prøver å bevise teorien. Ofte er det hypotese stadie teoriens utvikling stopper på. </text:span></text:p>
      <text:p text:style-name="P50"><text:span text:style-name="T51">Det som er et fellestrek  med hypotesene er deres enkelhet og hvordan den koherere med andre. Det holdes ofte forskjellige samlinger for flat earth. Hvor det diskuteres og presenteres ideer om teorien. Ved å bruke enkle forklaringer/hypoteser sikrer de seg at mangfolde forstår og kan relatere lettere. Folk som allerede har mindre tillit til instutisjoner og myndigheter vil let relatere til mye av argumenter og observasjoner som blir tatt opp av flat earth bevegelsen. Det gjør det lettere for hypotesen å koherere eller passe for synet til enhver person med lignendes syn på verden.</text:span></text:p>
      <text:p text:style-name="P52"><text:span text:style-name="T53">(</text:span></text:p>
      <text:p text:style-name="P54"><text:span text:style-name="T55">- Hva blir oppfattet som go vitenskap?</text:span></text:p>
      <text:p text:style-name="P56"><text:span text:style-name="T57">- Passer dette innefor?</text:span></text:p>
      <text:p text:style-name="P58"><text:span text:style-name="T59">- Flat earth som vitenskap , metoder, observasjoner, fenomen, hypoteser, prediksjoner</text:span></text:p>
      <text:p text:style-name="P60"><text:span text:style-name="T61">- Ta med noe om HD-skjema</text:span></text:p>
      <text:p text:style-name="P62"><text:span text:style-name="T63">- Mangler noe om at vitenskap er selvkorrigerende</text:span></text:p>
      <text:p text:style-name="P64"><text:span text:style-name="T65">- Liste med ord som kan være nyttig:</text:span></text:p>
      <text:p text:style-name="P66"><text:span text:style-name="T67">- skillet mellom oppdagelseskontekst og bekreftelseskontekst</text:span></text:p>
      <text:p text:style-name="P68"><text:span text:style-name="T69">- prediksjoner</text:span></text:p>
      <text:p text:style-name="P70"><text:span text:style-name="T71">- observasjonene må være repeterbare og repliserbare</text:span></text:p>
      <text:p text:style-name="P72"><text:span text:style-name="T73">- induktiv støtte</text:span></text:p>
      <text:p text:style-name="P74"><text:span text:style-name="T75">)</text:span></text:p>
      <text:p text:style-name="P76"><text:line-break/><text:line-break/></text:p>
      <text:p text:style-name="P77"><text:span text:style-name="T78">Kasper</text:span></text:p>
      <text:soft-page-break/>
      <text:p text:style-name="P79"><text:span text:style-name="T80">a) Før vi begynner å snakke om flat jord-teorien, kan vi begynne å definere hva som menes med «god vitenskap». Vitenskapen i seg selv kan man si er når man bruker metoder til å prøve å forstå og forklare fenomener som skjer i verdenen vi lever i. Man prøver altså å skaffe seg kunnskap om hvordan verden og dens fenomener fungerer. Man gjør dette gjennom å bruke metoder som konstruering, eksperimentering/testing og observering av teorier/hypoteser. For å forklare det enkelt, kan man si at god vitenskap oppfyller standardene for testing og evidens som er etablert.  (gjennom demarkasjonskriteriumet)</text:span></text:p>
      <text:p text:style-name="P81"><text:span text:style-name="T82">Standarden for å finne evidens gjennom testing gjøres gjennom noe som kalles den «hypotetisk-deduktive metoden». Man utfører metoden ved at man først formulerer en hypotese h, dermed utleder en observasjon e fra hypotesen som kun vil skje om hypotesen er sann, dermed må hypotesen testes slik at man kan se om observasjonen faktisk skjer eller ikke, og til slutt hvis observasjonen inntreffer, er hypotesen bekreftet. Om den ikke inntreffer så blir hypotesen forkastet.</text:span></text:p>
      <text:p text:style-name="P83"><text:span text:style-name="T84">Likevel er det også viktig innenfor god vitenskap å forstå at en bekreftelse aldri er en fullstendig bekreftelse. Det er alltid en mulighet for at hypotesen ikke ender om med å stemme til tross for at testene man utfører er suksessfull. Vi har flere ganger i historien endt opp med å bekrefte hypoteser som sanne, men dermed endt opp år senere å finne ut at de var feil og dermed forkaste dem. I stedet for å kalle testene for «bevis», så kaller vi dem i stedet «evidens» for å si at de ikke er bevis for at hypotesen er «sikker», men at de er evidens som gjør det mer sannsynlig at hypotesen er korrekt. Det som er grunnleggende for god vitenskap er at alle hypoteser, selv om de blir bekreftet gjennom tester alltid skal være falsifiserbare. De skal altså alltid kunne bli bevist til å være feil gjennom å gjøre flere tester. Det gjelder å aldri ha et dogmatisk syn på vitenskap. Når man er dogmatisk betrakter man vitenskapen som absolutt sikker og man tenker ikke på at man kan ta feil. Man må altså være objektiv og ikke ha et «bias» i god vitenskap. Altså ikke bli påvirket av personlige følelser over hva man ønsker at svaret skal være på teoriene.</text:span></text:p>
      <text:p text:style-name="P85"><text:line-break/></text:p>
      <text:p text:style-name="P86"><text:span text:style-name="T87">Når det gjelder pseudovitenskap, så er et eksempel på det kalt «flat jord-teorien». Flat jord-teorien er en teori som sier at planeten «Jorden» som vi mennesker lever på er helt flat. Denne teorien går imot den allmenne kunnskapen om at Jorden er formet som en kule, som er blitt bevist av vitenskapsmenn ved hjelp av vitenskapen om blant annet gravitasjon og horisonten. Det er også bevist gjennom bilder og videoer som er blitt tatt fra verdensrommet ved hjelp av satellitter og romskip.</text:span></text:p>
      <text:p text:style-name="P88"><text:span text:style-name="T89">Grunnen til at denne teorien blir sett på som en pseudovitenskap i stedet for vanlig vitenskap er mest på grunn av hvordan teoriens promotører forholder seg til falsifikasjoner mot den. Hvis vi går ut fra Poppers demarkasjonskriterium, så er det falsifiserbarhet som bestemmer om noe er vitenskapelig eller ikke. Altså må en hypotese være i stand til å bevises som feil/falsifiseres om den skal bli klassifisert som vitenskap. </text:span></text:p>
      <text:p text:style-name="P90"><text:span text:style-name="T91">Hypotesen om at Jorden er flat har blitt falsifisert flere ganger ved hjelp av eksisterende vitenskapelige lover som gravitasjon og horisonten, i tillegg til at man har bevis på hvordan jorden ser ut fra bilder og videoer tatt i verdensrommet. Likevel<text:s/></text:span><text:soft-page-break/><text:span text:style-name="T92">prøver promotørene av teorien å forklare bort disse falsifikasjonene ved å finne på nye hypoteser som kalles «ad hoc-hypoteser». Et eksempel på en slik hypotese er at det er en teori om at alle bildene og videoene som er tatt av Jorden er forfalsket av myndighetene til å få oss til å tro at Jorden er rund. De tror altså at det er en global konspirasjonsteori som foregår hvor hele verdens befolkning har blitt manipulert av myndighetene. Det er også ad hoc-hypoteser som går så langt som å si at gravitasjonen ikke eksisterer slik at man dermed ikke kan bruke gravitasjonen til å forklare hvordan Jorden trekker alt rundt seg mot senteret. Det som ender opp med å skje er at promotørene gjør flat jord-teorien «ikke-falsifiserbar». Altså gjør de den umulig å falsifiseres, og når en hypotese ikke kan falsifiseres, kan man ikke teste om den er sann eller usann. Den vil dermed ikke oppfylle standardene for testing og evidens som kan gjøre den legitim. Det gjør den til pseudovitenskap.</text:span></text:p>
      <text:p text:style-name="P93"><text:span text:style-name="T94">Jens: </text:span></text:p>
      <text:p text:style-name="P95"><text:span text:style-name="T96">a)</text:span><text:span text:style-name="T97"><text:s/> <text:s/></text:span><text:span text:style-name="T98"><text:tab/></text:span><text:span text:style-name="T99">Spørsmålet er om flat jord-teorien tilfredsstiller kravene til god vitenskap. Selve svaret er nei, men først må vi se hva god vitenskap innebærer. God vitenskap er å se om noe er for stort, eller for lite, eller for langt unna i tid og rom til å observeres direkte, eller om det er for generelt eller allment, og der som har med årsak og virkning. I seg selv må flat jord-teorien bli klassifisert som vitenskap ifølge Poppers kriterium. Men per dags dato er påstanden om at jorda er flat i seg selv ikke-falsifiserbar, på grunn av hvordan man reagerer når man blir konfrontert med observasjonene som falsifiserer den. Det som er med falt jord-teorien er at den går under pseudovitenskap, dette gjør så den har kraftige og elegante hypoteser som ikke har blitt testet og bekreftet. Dette er da noe som kalles ad hoc-hypoteser, noe som vi kommer nærmere inn på i oppgave b. For å gå nærmere inn på hvorfor flat jord-teorien ikke går under god vitenskap må vi se på hvilke holdninger medlemmene har, de har noe som kalles en dogmatisk innstiling noe som gjør at det er vanskelig å argumentere imot. Når man har en dogmatisk innstiling vil man si at sin mening er det eneste gode, og at der er et altoverskyggende moralsk mål. Man setter også til side alle andre gode vitenskapsfunn og meninger. Dette for å forsterke sine egne meninger om at jorden er flat så det ikke kan motbevises. En av de mange teoriene om at jorden er flat er teorien/observasjonen om at man prøver å forklare bort eksistensen av en horisont, dette med å ha usammenhengende påstander om refleksjoner av lys og systemiske feil i fotoapparater som viser krumming der det egentlig ikke er noe. Ikke-falsifiserbare hypoteser er en hypotese som ikke kan bli bevist som feil siden de som vil bevise hypotesen som sann. De ofte forklarer bort alle argumentene mot den hypotesen. Ofte er god vitenskap ute etter å motbevise sin egen hypotese for å være sikker på at det de sier er riktig og at andre kan være enig med den hypotesen det skulle gjelde etter at man har bevist at det ikke går an å motbevise den. Men som med flat jord-teorien ligger jo den innenfor pseudovitenskap noe som går ut på at man ser etter det man vil se. Man prøver å finne det som stemmer overens med det man allerede mener fra før, uten å se etter om det går an å motbevise hypotesen. Vitenskap er jo vanskelig siden det er selvkorrigerende. Dette vil jo si vitenskapelig kunnskap endre titt og ofte. Derfor må man gå inne noe som heter evidens gjennom testing, dette kalles da «hypotetisk-deduktive metoden». For å teste dette må man først få formulert en hypotese, så tar man observasjonen fra den hypotesen som kun vil skje om hypotesen er sann. Etter dette får man vite om observasjonen faktisk skjer eller ikke, og til slutt hvis observasjonen inntreffer, er hypotesen bekreftet. Hvis hypotesen ikke inntreffer blir nettopp den hypotesen kastet. Dette er da noe flat jord-teoretikere ikke gjør.</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b" style:country-asian="NO" fo:hyphenate="false"/>
    </style:style>
    <style:style style:name="apple-tab-span" style:display-name="apple-tab-spa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s Ole Weensvangen Nyhuus</meta:initial-creator>
    <dc:creator>Jens Ole Weensvangen Nyhuus</dc:creator>
    <meta:creation-date>2021-10-13T14:34:00Z</meta:creation-date>
    <dc:date>2021-10-13T14:34:00Z</dc:date>
    <meta:template xlink:href="Normal.dotm" xlink:type="simple"/>
    <meta:editing-cycles>2</meta:editing-cycles>
    <meta:editing-duration>PT0S</meta:editing-duration>
    <meta:document-statistic meta:page-count="6" meta:paragraph-count="29" meta:word-count="2317" meta:character-count="14569" meta:row-count="102" meta:non-whitespace-character-count="12281"/>
  </office:meta>
</office:document-meta>
</file>